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425246091042103</text:p>
          </table:table-cell>
          <table:table-cell office:value-type="string" calcext:value-type="string">
            <text:p>2025-11-24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1.723096" calcext:value-type="float">
            <text:p>-21.72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3</text:p>
          </table:table-cell>
          <table:table-cell office:value-type="string" calcext:value-type="string">
            <text:p>2025-09-29 16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1.713952" calcext:value-type="float">
            <text:p>-21.71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3</text:p>
          </table:table-cell>
          <table:table-cell office:value-type="string" calcext:value-type="string">
            <text:p>2025-08-19 15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1.735288" calcext:value-type="float">
            <text:p>-21.73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3</text:p>
          </table:table-cell>
          <table:table-cell office:value-type="string" calcext:value-type="string">
            <text:p>2025-07-25 17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1.74748" calcext:value-type="float">
            <text:p>-21.74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3</text:p>
          </table:table-cell>
          <table:table-cell office:value-type="string" calcext:value-type="string">
            <text:p>2025-06-17 18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1.7932" calcext:value-type="float">
            <text:p>-21.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3</text:p>
          </table:table-cell>
          <table:table-cell office:value-type="string" calcext:value-type="string">
            <text:p>2025-05-29 15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1.741384" calcext:value-type="float">
            <text:p>-21.74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3</text:p>
          </table:table-cell>
          <table:table-cell office:value-type="string" calcext:value-type="string">
            <text:p>2025-04-10 16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1.726144" calcext:value-type="float">
            <text:p>-21.72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3</text:p>
          </table:table-cell>
          <table:table-cell office:value-type="string" calcext:value-type="string">
            <text:p>2025-03-13 18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1.784056" calcext:value-type="float">
            <text:p>-21.78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3</text:p>
          </table:table-cell>
          <table:table-cell office:value-type="string" calcext:value-type="string">
            <text:p>2025-02-26 19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1.80844" calcext:value-type="float">
            <text:p>-21.80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3</text:p>
          </table:table-cell>
          <table:table-cell office:value-type="string" calcext:value-type="string">
            <text:p>2025-02-05 18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1.735288" calcext:value-type="float">
            <text:p>-21.73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3</text:p>
          </table:table-cell>
          <table:table-cell office:value-type="string" calcext:value-type="string">
            <text:p>2024-12-13 18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1.521928" calcext:value-type="float">
            <text:p>-21.52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3</text:p>
          </table:table-cell>
          <table:table-cell office:value-type="string" calcext:value-type="string">
            <text:p>2024-11-26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1.665184" calcext:value-type="float">
            <text:p>-21.66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3</text:p>
          </table:table-cell>
          <table:table-cell office:value-type="string" calcext:value-type="string">
            <text:p>2024-10-31 15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1.753576" calcext:value-type="float">
            <text:p>-21.75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3</text:p>
          </table:table-cell>
          <table:table-cell office:value-type="string" calcext:value-type="string">
            <text:p>2024-09-27 14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1.695664" calcext:value-type="float">
            <text:p>-21.69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3</text:p>
          </table:table-cell>
          <table:table-cell office:value-type="string" calcext:value-type="string">
            <text:p>2024-06-28 17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2.030944" calcext:value-type="float">
            <text:p>-22.03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3</text:p>
          </table:table-cell>
          <table:table-cell office:value-type="string" calcext:value-type="string">
            <text:p>2024-05-30 18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1.805392" calcext:value-type="float">
            <text:p>-21.80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3</text:p>
          </table:table-cell>
          <table:table-cell office:value-type="string" calcext:value-type="string">
            <text:p>2024-04-24 20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1.680424" calcext:value-type="float">
            <text:p>-21.68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3</text:p>
          </table:table-cell>
          <table:table-cell office:value-type="string" calcext:value-type="string">
            <text:p>2024-03-19 15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1.790152" calcext:value-type="float">
            <text:p>-21.79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3</text:p>
          </table:table-cell>
          <table:table-cell office:value-type="string" calcext:value-type="string">
            <text:p>2024-02-22 19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1.820632" calcext:value-type="float">
            <text:p>-21.82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3</text:p>
          </table:table-cell>
          <table:table-cell office:value-type="string" calcext:value-type="string">
            <text:p>2024-01-17 1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1.774912" calcext:value-type="float">
            <text:p>-21.77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3</text:p>
          </table:table-cell>
          <table:table-cell office:value-type="string" calcext:value-type="string">
            <text:p>2023-12-13 17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1.65604" calcext:value-type="float">
            <text:p>-21.65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3</text:p>
          </table:table-cell>
          <table:table-cell office:value-type="string" calcext:value-type="string">
            <text:p>2023-11-28 17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1.738336" calcext:value-type="float">
            <text:p>-21.73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3</text:p>
          </table:table-cell>
          <table:table-cell office:value-type="string" calcext:value-type="string">
            <text:p>2023-10-24 16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1.851112" calcext:value-type="float">
            <text:p>-21.85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3</text:p>
          </table:table-cell>
          <table:table-cell office:value-type="string" calcext:value-type="string">
            <text:p>2023-09-20 15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1.83892" calcext:value-type="float">
            <text:p>-21.83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3</text:p>
          </table:table-cell>
          <table:table-cell office:value-type="string" calcext:value-type="string">
            <text:p>2023-08-31 15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1.817584" calcext:value-type="float">
            <text:p>-21.81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3</text:p>
          </table:table-cell>
          <table:table-cell office:value-type="string" calcext:value-type="string">
            <text:p>2023-07-14 15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1.909024" calcext:value-type="float">
            <text:p>-21.90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3</text:p>
          </table:table-cell>
          <table:table-cell office:value-type="string" calcext:value-type="string">
            <text:p>2023-06-20 16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1.860256" calcext:value-type="float">
            <text:p>-21.86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3</text:p>
          </table:table-cell>
          <table:table-cell office:value-type="string" calcext:value-type="string">
            <text:p>2023-05-16 15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2.000464" calcext:value-type="float">
            <text:p>-22.00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3</text:p>
          </table:table-cell>
          <table:table-cell office:value-type="string" calcext:value-type="string">
            <text:p>2023-04-18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2.076664" calcext:value-type="float">
            <text:p>-22.07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3</text:p>
          </table:table-cell>
          <table:table-cell office:value-type="string" calcext:value-type="string">
            <text:p>2023-03-29 16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1.851112" calcext:value-type="float">
            <text:p>-21.85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3</text:p>
          </table:table-cell>
          <table:table-cell office:value-type="string" calcext:value-type="string">
            <text:p>2023-03-01 18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2.055328" calcext:value-type="float">
            <text:p>-22.05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3</text:p>
          </table:table-cell>
          <table:table-cell office:value-type="string" calcext:value-type="string">
            <text:p>2023-01-24 18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1.963888" calcext:value-type="float">
            <text:p>-21.96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3</text:p>
          </table:table-cell>
          <table:table-cell office:value-type="string" calcext:value-type="string">
            <text:p>2022-12-20 17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1.89988" calcext:value-type="float">
            <text:p>-21.89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3</text:p>
          </table:table-cell>
          <table:table-cell office:value-type="string" calcext:value-type="string">
            <text:p>2022-11-28 17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2.043136" calcext:value-type="float">
            <text:p>-22.04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3</text:p>
          </table:table-cell>
          <table:table-cell office:value-type="string" calcext:value-type="string">
            <text:p>2022-10-21 14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2.104096" calcext:value-type="float">
            <text:p>-22.10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3</text:p>
          </table:table-cell>
          <table:table-cell office:value-type="string" calcext:value-type="string">
            <text:p>2022-09-20 16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2.076664" calcext:value-type="float">
            <text:p>-22.07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3</text:p>
          </table:table-cell>
          <table:table-cell office:value-type="string" calcext:value-type="string">
            <text:p>2022-09-01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2.091904" calcext:value-type="float">
            <text:p>-22.09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3</text:p>
          </table:table-cell>
          <table:table-cell office:value-type="string" calcext:value-type="string">
            <text:p>2022-07-26 17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2.091904" calcext:value-type="float">
            <text:p>-22.09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3</text:p>
          </table:table-cell>
          <table:table-cell office:value-type="string" calcext:value-type="string">
            <text:p>2022-06-29 17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2.033992" calcext:value-type="float">
            <text:p>-22.03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3</text:p>
          </table:table-cell>
          <table:table-cell office:value-type="string" calcext:value-type="string">
            <text:p>2022-05-18 18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2.20468" calcext:value-type="float">
            <text:p>-22.20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3</text:p>
          </table:table-cell>
          <table:table-cell office:value-type="string" calcext:value-type="string">
            <text:p>2022-04-28 18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2.168104" calcext:value-type="float">
            <text:p>-22.16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3</text:p>
          </table:table-cell>
          <table:table-cell office:value-type="string" calcext:value-type="string">
            <text:p>2022-03-29 21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2.29612" calcext:value-type="float">
            <text:p>-22.29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3</text:p>
          </table:table-cell>
          <table:table-cell office:value-type="string" calcext:value-type="string">
            <text:p>2022-02-23 17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2.119336" calcext:value-type="float">
            <text:p>-22.11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3</text:p>
          </table:table-cell>
          <table:table-cell office:value-type="string" calcext:value-type="string">
            <text:p>2022-01-17 20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2.26564" calcext:value-type="float">
            <text:p>-22.26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3</text:p>
          </table:table-cell>
          <table:table-cell office:value-type="string" calcext:value-type="string">
            <text:p>2021-12-17 16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2.1742" calcext:value-type="float">
            <text:p>-22.1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3</text:p>
          </table:table-cell>
          <table:table-cell office:value-type="string" calcext:value-type="string">
            <text:p>2021-11-19 18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2.210776" calcext:value-type="float">
            <text:p>-22.21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3</text:p>
          </table:table-cell>
          <table:table-cell office:value-type="string" calcext:value-type="string">
            <text:p>2021-10-21 15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2.28088" calcext:value-type="float">
            <text:p>-22.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3</text:p>
          </table:table-cell>
          <table:table-cell office:value-type="string" calcext:value-type="string">
            <text:p>2021-09-07 16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2.378416" calcext:value-type="float">
            <text:p>-22.37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3</text:p>
          </table:table-cell>
          <table:table-cell office:value-type="string" calcext:value-type="string">
            <text:p>2021-08-11 18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2.393656" calcext:value-type="float">
            <text:p>-22.39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3</text:p>
          </table:table-cell>
          <table:table-cell office:value-type="string" calcext:value-type="string">
            <text:p>202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2.2504" calcext:value-type="float">
            <text:p>-22.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3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2.4028" calcext:value-type="float">
            <text:p>-22.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3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2.2504" calcext:value-type="float">
            <text:p>-22.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3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2.2504" calcext:value-type="float">
            <text:p>-22.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3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2.2504" calcext:value-type="float">
            <text:p>-22.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3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2.2504" calcext:value-type="float">
            <text:p>-22.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3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2.2504" calcext:value-type="float">
            <text:p>-22.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3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2.2504" calcext:value-type="float">
            <text:p>-22.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3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2.2504" calcext:value-type="float">
            <text:p>-22.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3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2.098" calcext:value-type="float">
            <text:p>-22.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3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1.9456" calcext:value-type="float">
            <text:p>-21.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3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1.9456" calcext:value-type="float">
            <text:p>-21.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3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1.9456" calcext:value-type="float">
            <text:p>-21.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3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1.9456" calcext:value-type="float">
            <text:p>-21.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3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2.098" calcext:value-type="float">
            <text:p>-22.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3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1.9456" calcext:value-type="float">
            <text:p>-21.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3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1.9456" calcext:value-type="float">
            <text:p>-21.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3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1.9456" calcext:value-type="float">
            <text:p>-21.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3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1.6408" calcext:value-type="float">
            <text:p>-21.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3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1.9456" calcext:value-type="float">
            <text:p>-21.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3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2.5552" calcext:value-type="float">
            <text:p>-22.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3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2.2504" calcext:value-type="float">
            <text:p>-22.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3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2.098" calcext:value-type="float">
            <text:p>-22.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3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2.5552" calcext:value-type="float">
            <text:p>-22.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3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2.5552" calcext:value-type="float">
            <text:p>-22.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3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2.4028" calcext:value-type="float">
            <text:p>-22.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3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2.5552" calcext:value-type="float">
            <text:p>-22.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3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2.5552" calcext:value-type="float">
            <text:p>-22.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3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2.5552" calcext:value-type="float">
            <text:p>-22.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3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2.5552" calcext:value-type="float">
            <text:p>-22.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3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2.5552" calcext:value-type="float">
            <text:p>-22.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3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2.5552" calcext:value-type="float">
            <text:p>-22.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3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2.5552" calcext:value-type="float">
            <text:p>-22.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3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2.2504" calcext:value-type="float">
            <text:p>-22.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3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2.5552" calcext:value-type="float">
            <text:p>-22.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3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2.5552" calcext:value-type="float">
            <text:p>-22.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3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2.5552" calcext:value-type="float">
            <text:p>-22.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3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2.5552" calcext:value-type="float">
            <text:p>-22.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3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2.5552" calcext:value-type="float">
            <text:p>-22.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3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2.5552" calcext:value-type="float">
            <text:p>-22.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3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2.5552" calcext:value-type="float">
            <text:p>-22.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3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2.4028" calcext:value-type="float">
            <text:p>-22.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3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2.5552" calcext:value-type="float">
            <text:p>-22.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3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2.4028" calcext:value-type="float">
            <text:p>-22.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3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2.5552" calcext:value-type="float">
            <text:p>-22.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3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2.5552" calcext:value-type="float">
            <text:p>-22.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3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2.5552" calcext:value-type="float">
            <text:p>-22.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3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2.86" calcext:value-type="float">
            <text:p>-22.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3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2.86" calcext:value-type="float">
            <text:p>-22.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3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2.5552" calcext:value-type="float">
            <text:p>-22.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3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2.86" calcext:value-type="float">
            <text:p>-22.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3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2.86" calcext:value-type="float">
            <text:p>-22.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3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2.5552" calcext:value-type="float">
            <text:p>-22.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3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2.86" calcext:value-type="float">
            <text:p>-22.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3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2.86" calcext:value-type="float">
            <text:p>-22.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3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2.5552" calcext:value-type="float">
            <text:p>-22.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3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2.5552" calcext:value-type="float">
            <text:p>-22.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3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1.4884" calcext:value-type="float">
            <text:p>-21.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3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0.7264" calcext:value-type="float">
            <text:p>-20.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3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0.1168" calcext:value-type="float">
            <text:p>-20.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3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0.7264" calcext:value-type="float">
            <text:p>-20.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3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0.1168" calcext:value-type="float">
            <text:p>-20.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3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0.2692" calcext:value-type="float">
            <text:p>-20.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3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0.1168" calcext:value-type="float">
            <text:p>-20.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3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9.5072" calcext:value-type="float">
            <text:p>-19.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3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0.1168" calcext:value-type="float">
            <text:p>-20.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3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9.812" calcext:value-type="float">
            <text:p>-19.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3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0.1168" calcext:value-type="float">
            <text:p>-20.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3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0.1168" calcext:value-type="float">
            <text:p>-20.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3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0.1168" calcext:value-type="float">
            <text:p>-20.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3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0.1168" calcext:value-type="float">
            <text:p>-20.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3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0.4216" calcext:value-type="float">
            <text:p>-20.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3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1.0312" calcext:value-type="float">
            <text:p>-21.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3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0.7264" calcext:value-type="float">
            <text:p>-20.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3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3.1648" calcext:value-type="float">
            <text:p>-23.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3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1.0312" calcext:value-type="float">
            <text:p>-21.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3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1.336" calcext:value-type="float">
            <text:p>-21.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3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1.336" calcext:value-type="float">
            <text:p>-21.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3</text:p>
          </table:table-cell>
          <table:table-cell office:value-type="string" calcext:value-type="string">
            <text:p>201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2.86" calcext:value-type="float">
            <text:p>-22.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3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1.1836" calcext:value-type="float">
            <text:p>-21.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3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1.9456" calcext:value-type="float">
            <text:p>-21.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3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2.86" calcext:value-type="float">
            <text:p>-22.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3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1.336" calcext:value-type="float">
            <text:p>-21.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3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1.9456" calcext:value-type="float">
            <text:p>-21.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3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2.5552" calcext:value-type="float">
            <text:p>-22.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3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2.5552" calcext:value-type="float">
            <text:p>-22.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3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2.5552" calcext:value-type="float">
            <text:p>-22.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3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2.86" calcext:value-type="float">
            <text:p>-22.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3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2.5552" calcext:value-type="float">
            <text:p>-22.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3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2.5552" calcext:value-type="float">
            <text:p>-22.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3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2.86" calcext:value-type="float">
            <text:p>-22.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3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2.86" calcext:value-type="float">
            <text:p>-22.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3</text:p>
          </table:table-cell>
          <table:table-cell office:value-type="string" calcext:value-type="string">
            <text:p>200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2.86" calcext:value-type="float">
            <text:p>-22.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3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2.5552" calcext:value-type="float">
            <text:p>-22.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3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2.5552" calcext:value-type="float">
            <text:p>-22.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3</text:p>
          </table:table-cell>
          <table:table-cell office:value-type="string" calcext:value-type="string">
            <text:p>200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2.5552" calcext:value-type="float">
            <text:p>-22.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3</text:p>
          </table:table-cell>
          <table:table-cell office:value-type="string" calcext:value-type="string">
            <text:p>200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1.9456" calcext:value-type="float">
            <text:p>-21.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3</text:p>
          </table:table-cell>
          <table:table-cell office:value-type="string" calcext:value-type="string">
            <text:p>200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1.4884" calcext:value-type="float">
            <text:p>-21.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3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2.2504" calcext:value-type="float">
            <text:p>-22.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3</text:p>
          </table:table-cell>
          <table:table-cell office:value-type="string" calcext:value-type="string">
            <text:p>200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2.5552" calcext:value-type="float">
            <text:p>-22.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3</text:p>
          </table:table-cell>
          <table:table-cell office:value-type="string" calcext:value-type="string">
            <text:p>200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2.5552" calcext:value-type="float">
            <text:p>-22.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3</text:p>
          </table:table-cell>
          <table:table-cell office:value-type="string" calcext:value-type="string">
            <text:p>200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0.7264" calcext:value-type="float">
            <text:p>-20.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3</text:p>
          </table:table-cell>
          <table:table-cell office:value-type="string" calcext:value-type="string">
            <text:p>200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0.4216" calcext:value-type="float">
            <text:p>-20.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3</text:p>
          </table:table-cell>
          <table:table-cell office:value-type="string" calcext:value-type="string">
            <text:p>200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0.4216" calcext:value-type="float">
            <text:p>-20.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3</text:p>
          </table:table-cell>
          <table:table-cell office:value-type="string" calcext:value-type="string">
            <text:p>200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0.1168" calcext:value-type="float">
            <text:p>-20.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3</text:p>
          </table:table-cell>
          <table:table-cell office:value-type="string" calcext:value-type="string">
            <text:p>200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0.4216" calcext:value-type="float">
            <text:p>-20.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3</text:p>
          </table:table-cell>
          <table:table-cell office:value-type="string" calcext:value-type="string">
            <text:p>200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0.4216" calcext:value-type="float">
            <text:p>-20.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3</text:p>
          </table:table-cell>
          <table:table-cell office:value-type="string" calcext:value-type="string">
            <text:p>200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0.4216" calcext:value-type="float">
            <text:p>-20.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3</text:p>
          </table:table-cell>
          <table:table-cell office:value-type="string" calcext:value-type="string">
            <text:p>200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0.4216" calcext:value-type="float">
            <text:p>-20.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3</text:p>
          </table:table-cell>
          <table:table-cell office:value-type="string" calcext:value-type="string">
            <text:p>200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0.4216" calcext:value-type="float">
            <text:p>-20.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3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9.812" calcext:value-type="float">
            <text:p>-19.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3</text:p>
          </table:table-cell>
          <table:table-cell office:value-type="string" calcext:value-type="string">
            <text:p>200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0.4216" calcext:value-type="float">
            <text:p>-20.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3</text:p>
          </table:table-cell>
          <table:table-cell office:value-type="string" calcext:value-type="string">
            <text:p>200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0.4216" calcext:value-type="float">
            <text:p>-20.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3</text:p>
          </table:table-cell>
          <table:table-cell office:value-type="string" calcext:value-type="string">
            <text:p>200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9.5072" calcext:value-type="float">
            <text:p>-19.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3</text:p>
          </table:table-cell>
          <table:table-cell office:value-type="string" calcext:value-type="string">
            <text:p>200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9.5072" calcext:value-type="float">
            <text:p>-19.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3</text:p>
          </table:table-cell>
          <table:table-cell office:value-type="string" calcext:value-type="string">
            <text:p>200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9.812" calcext:value-type="float">
            <text:p>-19.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3</text:p>
          </table:table-cell>
          <table:table-cell office:value-type="string" calcext:value-type="string">
            <text:p>200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9.812" calcext:value-type="float">
            <text:p>-19.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3</text:p>
          </table:table-cell>
          <table:table-cell office:value-type="string" calcext:value-type="string">
            <text:p>200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9.5072" calcext:value-type="float">
            <text:p>-19.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3</text:p>
          </table:table-cell>
          <table:table-cell office:value-type="string" calcext:value-type="string">
            <text:p>200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9.5072" calcext:value-type="float">
            <text:p>-19.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3</text:p>
          </table:table-cell>
          <table:table-cell office:value-type="string" calcext:value-type="string">
            <text:p>200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9.5072" calcext:value-type="float">
            <text:p>-19.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3</text:p>
          </table:table-cell>
          <table:table-cell office:value-type="string" calcext:value-type="string">
            <text:p>200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9.5072" calcext:value-type="float">
            <text:p>-19.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3</text:p>
          </table:table-cell>
          <table:table-cell office:value-type="string" calcext:value-type="string">
            <text:p>200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9.812" calcext:value-type="float">
            <text:p>-19.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3</text:p>
          </table:table-cell>
          <table:table-cell office:value-type="string" calcext:value-type="string">
            <text:p>200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9.812" calcext:value-type="float">
            <text:p>-19.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3</text:p>
          </table:table-cell>
          <table:table-cell office:value-type="string" calcext:value-type="string">
            <text:p>200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9.812" calcext:value-type="float">
            <text:p>-19.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3</text:p>
          </table:table-cell>
          <table:table-cell office:value-type="string" calcext:value-type="string">
            <text:p>200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9.812" calcext:value-type="float">
            <text:p>-19.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3</text:p>
          </table:table-cell>
          <table:table-cell office:value-type="string" calcext:value-type="string">
            <text:p>200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9.812" calcext:value-type="float">
            <text:p>-19.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3</text:p>
          </table:table-cell>
          <table:table-cell office:value-type="string" calcext:value-type="string">
            <text:p>200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9.812" calcext:value-type="float">
            <text:p>-19.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3</text:p>
          </table:table-cell>
          <table:table-cell office:value-type="string" calcext:value-type="string">
            <text:p>200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9.812" calcext:value-type="float">
            <text:p>-19.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3</text:p>
          </table:table-cell>
          <table:table-cell office:value-type="string" calcext:value-type="string">
            <text:p>200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9.812" calcext:value-type="float">
            <text:p>-19.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3</text:p>
          </table:table-cell>
          <table:table-cell office:value-type="string" calcext:value-type="string">
            <text:p>200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9.5072" calcext:value-type="float">
            <text:p>-19.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3</text:p>
          </table:table-cell>
          <table:table-cell office:value-type="string" calcext:value-type="string">
            <text:p>200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9.2024" calcext:value-type="float">
            <text:p>-19.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3</text:p>
          </table:table-cell>
          <table:table-cell office:value-type="string" calcext:value-type="string">
            <text:p>200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9.812" calcext:value-type="float">
            <text:p>-19.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3</text:p>
          </table:table-cell>
          <table:table-cell office:value-type="string" calcext:value-type="string">
            <text:p>200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9.5072" calcext:value-type="float">
            <text:p>-19.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3</text:p>
          </table:table-cell>
          <table:table-cell office:value-type="string" calcext:value-type="string">
            <text:p>200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9.2024" calcext:value-type="float">
            <text:p>-19.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3</text:p>
          </table:table-cell>
          <table:table-cell office:value-type="string" calcext:value-type="string">
            <text:p>200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9.812" calcext:value-type="float">
            <text:p>-19.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3</text:p>
          </table:table-cell>
          <table:table-cell office:value-type="string" calcext:value-type="string">
            <text:p>200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9.812" calcext:value-type="float">
            <text:p>-19.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3</text:p>
          </table:table-cell>
          <table:table-cell office:value-type="string" calcext:value-type="string">
            <text:p>200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9.5072" calcext:value-type="float">
            <text:p>-19.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3</text:p>
          </table:table-cell>
          <table:table-cell office:value-type="string" calcext:value-type="string">
            <text:p>200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9.5072" calcext:value-type="float">
            <text:p>-19.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3</text:p>
          </table:table-cell>
          <table:table-cell office:value-type="string" calcext:value-type="string">
            <text:p>200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7.6784" calcext:value-type="float">
            <text:p>-17.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3</text:p>
          </table:table-cell>
          <table:table-cell office:value-type="string" calcext:value-type="string">
            <text:p>200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7.9832" calcext:value-type="float">
            <text:p>-17.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3</text:p>
          </table:table-cell>
          <table:table-cell office:value-type="string" calcext:value-type="string">
            <text:p>200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8.5928" calcext:value-type="float">
            <text:p>-18.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3</text:p>
          </table:table-cell>
          <table:table-cell office:value-type="string" calcext:value-type="string">
            <text:p>200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8.288" calcext:value-type="float">
            <text:p>-18.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3</text:p>
          </table:table-cell>
          <table:table-cell office:value-type="string" calcext:value-type="string">
            <text:p>200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8.8976" calcext:value-type="float">
            <text:p>-18.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3</text:p>
          </table:table-cell>
          <table:table-cell office:value-type="string" calcext:value-type="string">
            <text:p>200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8.5928" calcext:value-type="float">
            <text:p>-18.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3</text:p>
          </table:table-cell>
          <table:table-cell office:value-type="string" calcext:value-type="string">
            <text:p>200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8.8976" calcext:value-type="float">
            <text:p>-18.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3</text:p>
          </table:table-cell>
          <table:table-cell office:value-type="string" calcext:value-type="string">
            <text:p>200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0.1168" calcext:value-type="float">
            <text:p>-20.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3</text:p>
          </table:table-cell>
          <table:table-cell office:value-type="string" calcext:value-type="string">
            <text:p>200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0.7264" calcext:value-type="float">
            <text:p>-20.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3</text:p>
          </table:table-cell>
          <table:table-cell office:value-type="string" calcext:value-type="string">
            <text:p>200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0.1168" calcext:value-type="float">
            <text:p>-20.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3</text:p>
          </table:table-cell>
          <table:table-cell office:value-type="string" calcext:value-type="string">
            <text:p>200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0.4216" calcext:value-type="float">
            <text:p>-20.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3</text:p>
          </table:table-cell>
          <table:table-cell office:value-type="string" calcext:value-type="string">
            <text:p>200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0.4216" calcext:value-type="float">
            <text:p>-20.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3</text:p>
          </table:table-cell>
          <table:table-cell office:value-type="string" calcext:value-type="string">
            <text:p>199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0.7264" calcext:value-type="float">
            <text:p>-20.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3</text:p>
          </table:table-cell>
          <table:table-cell office:value-type="string" calcext:value-type="string">
            <text:p>199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9.5072" calcext:value-type="float">
            <text:p>-19.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3</text:p>
          </table:table-cell>
          <table:table-cell office:value-type="string" calcext:value-type="string">
            <text:p>199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9.5072" calcext:value-type="float">
            <text:p>-19.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3</text:p>
          </table:table-cell>
          <table:table-cell office:value-type="string" calcext:value-type="string">
            <text:p>199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0.1168" calcext:value-type="float">
            <text:p>-20.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3</text:p>
          </table:table-cell>
          <table:table-cell office:value-type="string" calcext:value-type="string">
            <text:p>199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9.2024" calcext:value-type="float">
            <text:p>-19.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3</text:p>
          </table:table-cell>
          <table:table-cell office:value-type="string" calcext:value-type="string">
            <text:p>199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9.2024" calcext:value-type="float">
            <text:p>-19.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3</text:p>
          </table:table-cell>
          <table:table-cell office:value-type="string" calcext:value-type="string">
            <text:p>199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1.0312" calcext:value-type="float">
            <text:p>-21.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3</text:p>
          </table:table-cell>
          <table:table-cell office:value-type="string" calcext:value-type="string">
            <text:p>199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1.0312" calcext:value-type="float">
            <text:p>-21.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3</text:p>
          </table:table-cell>
          <table:table-cell office:value-type="string" calcext:value-type="string">
            <text:p>199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0.7264" calcext:value-type="float">
            <text:p>-20.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3</text:p>
          </table:table-cell>
          <table:table-cell office:value-type="string" calcext:value-type="string">
            <text:p>199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0.7264" calcext:value-type="float">
            <text:p>-20.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3</text:p>
          </table:table-cell>
          <table:table-cell office:value-type="string" calcext:value-type="string">
            <text:p>199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1.0312" calcext:value-type="float">
            <text:p>-21.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3</text:p>
          </table:table-cell>
          <table:table-cell office:value-type="string" calcext:value-type="string">
            <text:p>199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0.4216" calcext:value-type="float">
            <text:p>-20.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3</text:p>
          </table:table-cell>
          <table:table-cell office:value-type="string" calcext:value-type="string">
            <text:p>199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0.4216" calcext:value-type="float">
            <text:p>-20.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3</text:p>
          </table:table-cell>
          <table:table-cell office:value-type="string" calcext:value-type="string">
            <text:p>199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0.7264" calcext:value-type="float">
            <text:p>-20.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3</text:p>
          </table:table-cell>
          <table:table-cell office:value-type="string" calcext:value-type="string">
            <text:p>199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1.1836" calcext:value-type="float">
            <text:p>-21.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3</text:p>
          </table:table-cell>
          <table:table-cell office:value-type="string" calcext:value-type="string">
            <text:p>199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0.7264" calcext:value-type="float">
            <text:p>-20.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3</text:p>
          </table:table-cell>
          <table:table-cell office:value-type="string" calcext:value-type="string">
            <text:p>199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1.0312" calcext:value-type="float">
            <text:p>-21.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3</text:p>
          </table:table-cell>
          <table:table-cell office:value-type="string" calcext:value-type="string">
            <text:p>199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0.7264" calcext:value-type="float">
            <text:p>-20.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3</text:p>
          </table:table-cell>
          <table:table-cell office:value-type="string" calcext:value-type="string">
            <text:p>199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1.0312" calcext:value-type="float">
            <text:p>-21.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3</text:p>
          </table:table-cell>
          <table:table-cell office:value-type="string" calcext:value-type="string">
            <text:p>199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1.0312" calcext:value-type="float">
            <text:p>-21.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3</text:p>
          </table:table-cell>
          <table:table-cell office:value-type="string" calcext:value-type="string">
            <text:p>199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1.0312" calcext:value-type="float">
            <text:p>-21.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3</text:p>
          </table:table-cell>
          <table:table-cell office:value-type="string" calcext:value-type="string">
            <text:p>199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1.336" calcext:value-type="float">
            <text:p>-21.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3</text:p>
          </table:table-cell>
          <table:table-cell office:value-type="string" calcext:value-type="string">
            <text:p>199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1.336" calcext:value-type="float">
            <text:p>-21.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3</text:p>
          </table:table-cell>
          <table:table-cell office:value-type="string" calcext:value-type="string">
            <text:p>199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1.0312" calcext:value-type="float">
            <text:p>-21.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3</text:p>
          </table:table-cell>
          <table:table-cell office:value-type="string" calcext:value-type="string">
            <text:p>199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1.336" calcext:value-type="float">
            <text:p>-21.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3</text:p>
          </table:table-cell>
          <table:table-cell office:value-type="string" calcext:value-type="string">
            <text:p>199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0.4216" calcext:value-type="float">
            <text:p>-20.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3</text:p>
          </table:table-cell>
          <table:table-cell office:value-type="string" calcext:value-type="string">
            <text:p>199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0.4216" calcext:value-type="float">
            <text:p>-20.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3</text:p>
          </table:table-cell>
          <table:table-cell office:value-type="string" calcext:value-type="string">
            <text:p>198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0.1168" calcext:value-type="float">
            <text:p>-20.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3</text:p>
          </table:table-cell>
          <table:table-cell office:value-type="string" calcext:value-type="string">
            <text:p>198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0.4216" calcext:value-type="float">
            <text:p>-20.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3</text:p>
          </table:table-cell>
          <table:table-cell office:value-type="string" calcext:value-type="string">
            <text:p>198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1.0312" calcext:value-type="float">
            <text:p>-21.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3</text:p>
          </table:table-cell>
          <table:table-cell office:value-type="string" calcext:value-type="string">
            <text:p>198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0.4216" calcext:value-type="float">
            <text:p>-20.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3</text:p>
          </table:table-cell>
          <table:table-cell office:value-type="string" calcext:value-type="string">
            <text:p>198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0.7264" calcext:value-type="float">
            <text:p>-20.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3</text:p>
          </table:table-cell>
          <table:table-cell office:value-type="string" calcext:value-type="string">
            <text:p>198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1.0312" calcext:value-type="float">
            <text:p>-21.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3</text:p>
          </table:table-cell>
          <table:table-cell office:value-type="string" calcext:value-type="string">
            <text:p>198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1.336" calcext:value-type="float">
            <text:p>-21.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3</text:p>
          </table:table-cell>
          <table:table-cell office:value-type="string" calcext:value-type="string">
            <text:p>198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1.1836" calcext:value-type="float">
            <text:p>-21.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3</text:p>
          </table:table-cell>
          <table:table-cell office:value-type="string" calcext:value-type="string">
            <text:p>198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1.336" calcext:value-type="float">
            <text:p>-21.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3</text:p>
          </table:table-cell>
          <table:table-cell office:value-type="string" calcext:value-type="string">
            <text:p>198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1.0312" calcext:value-type="float">
            <text:p>-21.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3</text:p>
          </table:table-cell>
          <table:table-cell office:value-type="string" calcext:value-type="string">
            <text:p>198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1.336" calcext:value-type="float">
            <text:p>-21.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3</text:p>
          </table:table-cell>
          <table:table-cell office:value-type="string" calcext:value-type="string">
            <text:p>198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1.0312" calcext:value-type="float">
            <text:p>-21.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3</text:p>
          </table:table-cell>
          <table:table-cell office:value-type="string" calcext:value-type="string">
            <text:p>198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1.0312" calcext:value-type="float">
            <text:p>-21.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3</text:p>
          </table:table-cell>
          <table:table-cell office:value-type="string" calcext:value-type="string">
            <text:p>198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0.7264" calcext:value-type="float">
            <text:p>-20.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3</text:p>
          </table:table-cell>
          <table:table-cell office:value-type="string" calcext:value-type="string">
            <text:p>198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1.0312" calcext:value-type="float">
            <text:p>-21.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3</text:p>
          </table:table-cell>
          <table:table-cell office:value-type="string" calcext:value-type="string">
            <text:p>198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1.336" calcext:value-type="float">
            <text:p>-21.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3</text:p>
          </table:table-cell>
          <table:table-cell office:value-type="string" calcext:value-type="string">
            <text:p>198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0.4216" calcext:value-type="float">
            <text:p>-20.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3</text:p>
          </table:table-cell>
          <table:table-cell office:value-type="string" calcext:value-type="string">
            <text:p>198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1.336" calcext:value-type="float">
            <text:p>-21.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3</text:p>
          </table:table-cell>
          <table:table-cell office:value-type="string" calcext:value-type="string">
            <text:p>198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1.0312" calcext:value-type="float">
            <text:p>-21.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3</text:p>
          </table:table-cell>
          <table:table-cell office:value-type="string" calcext:value-type="string">
            <text:p>198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1.0312" calcext:value-type="float">
            <text:p>-21.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3</text:p>
          </table:table-cell>
          <table:table-cell office:value-type="string" calcext:value-type="string">
            <text:p>198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1.0312" calcext:value-type="float">
            <text:p>-21.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3</text:p>
          </table:table-cell>
          <table:table-cell office:value-type="string" calcext:value-type="string">
            <text:p>198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1.1836" calcext:value-type="float">
            <text:p>-21.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3</text:p>
          </table:table-cell>
          <table:table-cell office:value-type="string" calcext:value-type="string">
            <text:p>198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0.7264" calcext:value-type="float">
            <text:p>-20.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3</text:p>
          </table:table-cell>
          <table:table-cell office:value-type="string" calcext:value-type="string">
            <text:p>198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1.0312" calcext:value-type="float">
            <text:p>-21.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3</text:p>
          </table:table-cell>
          <table:table-cell office:value-type="string" calcext:value-type="string">
            <text:p>198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1.0312" calcext:value-type="float">
            <text:p>-21.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3</text:p>
          </table:table-cell>
          <table:table-cell office:value-type="string" calcext:value-type="string">
            <text:p>198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1.0312" calcext:value-type="float">
            <text:p>-21.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3</text:p>
          </table:table-cell>
          <table:table-cell office:value-type="string" calcext:value-type="string">
            <text:p>198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1.0312" calcext:value-type="float">
            <text:p>-21.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3</text:p>
          </table:table-cell>
          <table:table-cell office:value-type="string" calcext:value-type="string">
            <text:p>198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1.0312" calcext:value-type="float">
            <text:p>-21.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3</text:p>
          </table:table-cell>
          <table:table-cell office:value-type="string" calcext:value-type="string">
            <text:p>198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1.0312" calcext:value-type="float">
            <text:p>-21.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3</text:p>
          </table:table-cell>
          <table:table-cell office:value-type="string" calcext:value-type="string">
            <text:p>198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1.0312" calcext:value-type="float">
            <text:p>-21.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3</text:p>
          </table:table-cell>
          <table:table-cell office:value-type="string" calcext:value-type="string">
            <text:p>198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1.0312" calcext:value-type="float">
            <text:p>-21.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3</text:p>
          </table:table-cell>
          <table:table-cell office:value-type="string" calcext:value-type="string">
            <text:p>198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0.7264" calcext:value-type="float">
            <text:p>-20.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3</text:p>
          </table:table-cell>
          <table:table-cell office:value-type="string" calcext:value-type="string">
            <text:p>198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0.7264" calcext:value-type="float">
            <text:p>-20.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3</text:p>
          </table:table-cell>
          <table:table-cell office:value-type="string" calcext:value-type="string">
            <text:p>198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0.4216" calcext:value-type="float">
            <text:p>-20.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3</text:p>
          </table:table-cell>
          <table:table-cell office:value-type="string" calcext:value-type="string">
            <text:p>198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0.1168" calcext:value-type="float">
            <text:p>-20.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3</text:p>
          </table:table-cell>
          <table:table-cell office:value-type="string" calcext:value-type="string">
            <text:p>198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0.7264" calcext:value-type="float">
            <text:p>-20.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3</text:p>
          </table:table-cell>
          <table:table-cell office:value-type="string" calcext:value-type="string">
            <text:p>198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0.7264" calcext:value-type="float">
            <text:p>-20.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3</text:p>
          </table:table-cell>
          <table:table-cell office:value-type="string" calcext:value-type="string">
            <text:p>198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0.7264" calcext:value-type="float">
            <text:p>-20.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3</text:p>
          </table:table-cell>
          <table:table-cell office:value-type="string" calcext:value-type="string">
            <text:p>198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0.7264" calcext:value-type="float">
            <text:p>-20.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3</text:p>
          </table:table-cell>
          <table:table-cell office:value-type="string" calcext:value-type="string">
            <text:p>198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0.7264" calcext:value-type="float">
            <text:p>-20.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3</text:p>
          </table:table-cell>
          <table:table-cell office:value-type="string" calcext:value-type="string">
            <text:p>198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0.7264" calcext:value-type="float">
            <text:p>-20.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3</text:p>
          </table:table-cell>
          <table:table-cell office:value-type="string" calcext:value-type="string">
            <text:p>198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0.1168" calcext:value-type="float">
            <text:p>-20.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3</text:p>
          </table:table-cell>
          <table:table-cell office:value-type="string" calcext:value-type="string">
            <text:p>198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0.1168" calcext:value-type="float">
            <text:p>-20.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3</text:p>
          </table:table-cell>
          <table:table-cell office:value-type="string" calcext:value-type="string">
            <text:p>198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9.812" calcext:value-type="float">
            <text:p>-19.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3</text:p>
          </table:table-cell>
          <table:table-cell office:value-type="string" calcext:value-type="string">
            <text:p>198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8.8976" calcext:value-type="float">
            <text:p>-18.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3</text:p>
          </table:table-cell>
          <table:table-cell office:value-type="string" calcext:value-type="string">
            <text:p>198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8.8976" calcext:value-type="float">
            <text:p>-18.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3</text:p>
          </table:table-cell>
          <table:table-cell office:value-type="string" calcext:value-type="string">
            <text:p>198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7.3736" calcext:value-type="float">
            <text:p>-17.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30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680" meta:object-count="0"/>
    <meta:user-defined meta:name="AppVersion">3.0</meta:user-defined>
  </office:meta>
</office:document-meta>
</file>